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l dissoluto punito. Ossia Don Giovanni Tenorio. Dramma semiserio per musica in due atti da representarsi nel teatro Re il Carnovale dell' anno 1820.</text:p>
      <text:p text:style-name="Standard">Milano dalla tipographia Tamburini Contrada S. Raffae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urent Pugin</meta:initial-creator>
    <meta:creation-date>2016-11-14T15:53:18</meta:creation-date>
    <meta:document-statistic meta:table-count="0" meta:image-count="0" meta:object-count="0" meta:page-count="1" meta:paragraph-count="2" meta:word-count="31" meta:character-count="205"/>
    <dc:date>2016-11-14T15:56:17</dc:date>
    <dc:creator>Laurent Pugin</dc:creator>
    <meta:editing-duration>PT3M</meta:editing-duration>
    <meta:editing-cycles>1</meta:editing-cycles>
    <meta:generator>OpenOffice/4.1.1$Unix OpenOffice.org_project/411m6$Build-9775</meta:generator>
  </office:meta>
</office:document-meta>
</file>